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476" officeooo:paragraph-rsid="00023476"/>
    </style:style>
    <style:style style:name="P2" style:family="paragraph" style:parent-style-name="Standard">
      <style:text-properties officeooo:rsid="00030d91" officeooo:paragraph-rsid="00030d91"/>
    </style:style>
    <style:style style:name="P3" style:family="paragraph" style:parent-style-name="Standard">
      <style:text-properties officeooo:rsid="00030d91" officeooo:paragraph-rsid="00088cfd"/>
    </style:style>
    <style:style style:name="P4" style:family="paragraph" style:parent-style-name="Standard">
      <style:text-properties officeooo:rsid="0005afaa" officeooo:paragraph-rsid="0005afaa"/>
    </style:style>
    <style:style style:name="P5" style:family="paragraph" style:parent-style-name="Standard">
      <style:text-properties officeooo:rsid="0005afaa" officeooo:paragraph-rsid="00030d91"/>
    </style:style>
    <style:style style:name="P6" style:family="paragraph" style:parent-style-name="Standard">
      <style:text-properties officeooo:rsid="0005afaa" officeooo:paragraph-rsid="00088cfd"/>
    </style:style>
    <style:style style:name="P7" style:family="paragraph" style:parent-style-name="Standard">
      <style:text-properties officeooo:rsid="000774bd" officeooo:paragraph-rsid="000774bd"/>
    </style:style>
    <style:style style:name="P8" style:family="paragraph" style:parent-style-name="Standard">
      <style:text-properties officeooo:rsid="00088cfd" officeooo:paragraph-rsid="00088cfd"/>
    </style:style>
    <style:style style:name="P9" style:family="paragraph" style:parent-style-name="Standard">
      <style:text-properties officeooo:rsid="0009ec62" officeooo:paragraph-rsid="0009ec62"/>
    </style:style>
    <style:style style:name="P10" style:family="paragraph" style:parent-style-name="Standard">
      <style:text-properties officeooo:rsid="000b7d9c" officeooo:paragraph-rsid="000b7d9c"/>
    </style:style>
    <style:style style:name="P11" style:family="paragraph" style:parent-style-name="Footer">
      <style:paragraph-properties fo:text-align="end" style:justify-single-word="false"/>
      <style:text-properties officeooo:rsid="0011538e" officeooo:paragraph-rsid="0011538e"/>
    </style:style>
    <style:style style:name="P12" style:family="paragraph" style:parent-style-name="Standard" style:list-style-name="L1">
      <style:text-properties officeooo:rsid="00023476" officeooo:paragraph-rsid="00023476"/>
    </style:style>
    <style:style style:name="P13" style:family="paragraph" style:parent-style-name="Standard" style:list-style-name="L2">
      <style:text-properties officeooo:rsid="00030d91" officeooo:paragraph-rsid="00030d91"/>
    </style:style>
    <style:style style:name="P14" style:family="paragraph" style:parent-style-name="Standard" style:list-style-name="L2">
      <style:text-properties officeooo:rsid="00030d91" officeooo:paragraph-rsid="00088cfd"/>
    </style:style>
    <style:style style:name="P15" style:family="paragraph" style:parent-style-name="Standard">
      <style:text-properties officeooo:rsid="00088cfd" officeooo:paragraph-rsid="00088cfd"/>
    </style:style>
    <style:style style:name="P16" style:family="paragraph" style:parent-style-name="Standard">
      <style:text-properties fo:font-weight="bold" officeooo:rsid="0011538e" officeooo:paragraph-rsid="0011538e" style:font-weight-asian="bold" style:font-weight-complex="bold"/>
    </style:style>
    <style:style style:name="P17" style:family="paragraph" style:parent-style-name="Standard">
      <style:paragraph-properties fo:text-align="end" style:justify-single-word="false"/>
      <style:text-properties fo:font-weight="bold" officeooo:rsid="0011538e" officeooo:paragraph-rsid="0011538e" style:font-weight-asian="bold" style:font-weight-complex="bold"/>
    </style:style>
    <style:style style:name="P18" style:family="paragraph" style:parent-style-name="Standard">
      <style:text-properties style:text-underline-style="solid" style:text-underline-width="auto" style:text-underline-color="font-color" officeooo:rsid="00023476" officeooo:paragraph-rsid="00023476"/>
    </style:style>
    <style:style style:name="P19" style:family="paragraph" style:parent-style-name="Standard">
      <style:text-properties style:text-underline-style="solid" style:text-underline-width="auto" style:text-underline-color="font-color" officeooo:rsid="00030d91" officeooo:paragraph-rsid="00030d91"/>
    </style:style>
    <style:style style:name="P20" style:family="paragraph" style:parent-style-name="Standard">
      <style:text-properties style:text-underline-style="none" fo:font-weight="bold" officeooo:rsid="0005afaa" officeooo:paragraph-rsid="0005afaa" style:font-weight-asian="bold" style:font-weight-complex="bold"/>
    </style:style>
    <style:style style:name="P21" style:family="paragraph" style:parent-style-name="Standard">
      <style:text-properties style:text-underline-style="none" fo:font-weight="bold" officeooo:rsid="00088cfd" officeooo:paragraph-rsid="00088cfd" style:font-weight-asian="bold" style:font-weight-complex="bold"/>
    </style:style>
    <style:style style:name="P22" style:family="paragraph" style:parent-style-name="Standard">
      <style:text-properties style:text-underline-style="none" fo:font-weight="bold" officeooo:rsid="0009ec62" officeooo:paragraph-rsid="0009ec62" style:font-weight-asian="bold" style:font-weight-complex="bold"/>
    </style:style>
    <style:style style:name="P23" style:family="paragraph" style:parent-style-name="Standard">
      <style:paragraph-properties fo:text-align="center" style:justify-single-word="false"/>
      <style:text-properties fo:font-weight="normal" officeooo:rsid="0011538e" officeooo:paragraph-rsid="0011538e" style:font-weight-asian="normal" style:font-weight-complex="normal"/>
    </style:style>
    <style:style style:name="P24" style:family="paragraph" style:parent-style-name="Standard">
      <style:paragraph-properties fo:text-align="end" style:justify-single-word="false"/>
      <style:text-properties fo:font-weight="normal" officeooo:rsid="0011538e" officeooo:paragraph-rsid="0011538e" style:font-weight-asian="normal" style:font-weight-complex="normal"/>
    </style:style>
    <style:style style:name="P25" style:family="paragraph" style:parent-style-name="Standard">
      <style:paragraph-properties fo:text-align="center" style:justify-single-word="false"/>
      <style:text-properties fo:font-size="66pt" fo:font-weight="bold" officeooo:rsid="0011538e" officeooo:paragraph-rsid="0011538e" style:font-size-asian="66pt" style:font-weight-asian="bold" style:font-size-complex="66pt" style:font-weight-complex="bold"/>
    </style:style>
    <style:style style:name="P26" style:family="paragraph" style:parent-style-name="Standard">
      <style:paragraph-properties fo:break-before="page"/>
      <style:text-properties fo:font-weight="bold" officeooo:rsid="0005afaa" officeooo:paragraph-rsid="0005afaa" style:font-weight-asian="bold" style:font-weight-complex="bold"/>
    </style:style>
    <style:style style:name="P27" style:family="paragraph" style:parent-style-name="Standard" style:master-page-name="First_20_Page">
      <style:paragraph-properties fo:text-align="center" style:justify-single-word="false" style:page-number="auto"/>
      <style:text-properties fo:font-size="66pt" fo:font-weight="bold" officeooo:rsid="0011538e" officeooo:paragraph-rsid="0011538e" style:font-size-asian="66pt" style:font-weight-asian="bold" style:font-size-complex="66pt" style:font-weight-complex="bold"/>
    </style:style>
    <style:style style:name="P28" style:family="paragraph" style:parent-style-name="Header">
      <style:paragraph-properties fo:text-align="end" style:justify-single-word="false"/>
      <style:text-properties officeooo:rsid="0011538e" officeooo:paragraph-rsid="0011538e"/>
    </style:style>
    <style:style style:name="T1" style:family="text">
      <style:text-properties officeooo:rsid="00030d91"/>
    </style:style>
    <style:style style:name="T2" style:family="text">
      <style:text-properties officeooo:rsid="000774bd"/>
    </style:style>
    <style:style style:name="T3" style:family="text">
      <style:text-properties officeooo:rsid="00088cfd"/>
    </style:style>
    <style:style style:name="T4" style:family="text">
      <style:text-properties officeooo:rsid="0009ec62"/>
    </style:style>
    <style:style style:name="T5" style:family="text">
      <style:text-properties officeooo:rsid="000b7d9c"/>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5"/>
      <text:p text:style-name="P25"/>
      <text:p text:style-name="P25">Pràctica 2</text:p>
      <text:p text:style-name="P23"><text:s text:c="31"/>Estructures de dades no lineals. Arbr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Niub – Nom</text:p>
      <text:p text:style-name="P24">16799506 - Rubén Ballester Bautista</text:p>
      <text:p text:style-name="P24">16856733 – Oriol Rabasseda Alcaide</text:p>
      <text:p text:style-name="P17">Grup de Pràctiques <text:span text:style-name="T6">F</text:span> – Parella <text:span text:style-name="T6">1</text:span></text:p>
      <text:p text:style-name="P17">Professora:</text:p>
      <text:p text:style-name="P24">Maria Salomó</text:p>
      <text:p text:style-name="P26">Exercici 1</text:p>
      <text:p text:style-name="P1"/>
      <text:p text:style-name="P7">Explicació exercici: aquest exercici consisteix en el desenvolupament del TAD Binary Search Tree que serveix per tenir ordenats un seguit de nombres (o qualsevol altre tipus d'objecte que pugui ser representat amb nombres) en un arbre binari, d'aquesta manera, la seva cerca és O(log n) (i no O(n) com en una llista).</text:p>
      <text:p text:style-name="P7"/>
      <text:p text:style-name="P7">Per a desenvolupar aquest TAD també és necessari crear el node amb el que seran representats tots els nombres, aquest node s'anomena Position.</text:p>
      <text:p text:style-name="P7"/>
      <text:p text:style-name="P7">Finalment, la dada més rellevant de la implementació és que ha sigut implementada amb templates per tal de fer més genèric l'ús d'aquest TAD.</text:p>
      <text:p text:style-name="P1"/>
      <text:p text:style-name="P18">TAD Position:</text:p>
      <text:p text:style-name="P1"/>
      <text:p text:style-name="P1">Representació:</text:p>
      <text:p text:style-name="P1"/>
      <text:list xml:id="list2361421259060323536" text:style-name="L1">
        <text:list-item>
          <text:p text:style-name="P12">Position&lt;E&gt;* leftP Punter al <text:s/>fill esquerre.</text:p>
        </text:list-item>
        <text:list-item>
          <text:p text:style-name="P12">Position&lt;E&gt;* rightP; Punter al fill dret.</text:p>
        </text:list-item>
        <text:list-item>
          <text:p text:style-name="P12">Position&lt;E&gt;* parentP; Punter al pare de l'element..</text:p>
        </text:list-item>
        <text:list-item>
          <text:p text:style-name="P12">E elementP Element que representa la posició de l'arbre.</text:p>
        </text:list-item>
      </text:list>
      <text:p text:style-name="P1"/>
      <text:p text:style-name="P1">Uti<text:span text:style-name="T1">litzem aquesta representació per tenir a mà sempre tots els elements relacionats amb el node seleccionat. La inclusió del pare és opcional encara que per poder realitzar amb més facilitat les operacions de rebalanceig (en un futur) és preferible tenir-ho ja inclòs.</text:span></text:p>
      <text:p text:style-name="P1"/>
      <text:p text:style-name="P2">El cost d'aquesta representació és d'O(n).</text:p>
      <text:p text:style-name="P2"/>
      <text:p text:style-name="P19">TAD Binary Search Tree:</text:p>
      <text:p text:style-name="P2"/>
      <text:p text:style-name="P2">Especificació e implementació <text:s/>(Mètodes).</text:p>
      <text:p text:style-name="P2"/>
      <text:list xml:id="list196048020816264661" text:style-name="L2">
        <text:list-item>
          <text:p text:style-name="P13"><text:s text:c="8"/>const int size() const – Cost O(n) Recursivament ha de visitar tots els nodes.</text:p>
        </text:list-item>
        <text:list-item>
          <text:p text:style-name="P13"><text:s text:c="8"/>const int height() const – O(n) <text:s/>Recorre tots els nodes possibles.</text:p>
        </text:list-item>
        <text:list-item>
          <text:p text:style-name="P13"><text:s text:c="8"/>bool empty() const – O(1) Comprova únicament si existeix arrel.</text:p>
        </text:list-item>
        <text:list-item>
          <text:p text:style-name="P13"><text:s text:c="8"/>const Position&lt;E&gt;* root() const – O(1) Retorna un punter</text:p>
        </text:list-item>
        <text:list-item>
          <text:p text:style-name="P13"><text:s text:c="8"/>void insert (const E&amp; element) – Cas promig O(log n) Ja que el arbre promig de cerca binaria té altura de O(log n).</text:p>
        </text:list-item>
        <text:list-item>
          <text:p text:style-name="P13"><text:s text:c="8"/>bool search (const E&amp; element) const – Cas promig O(log n) <text:s/>Ja que l'arbre promig de cerca binaria té altura de O(log n).</text:p>
        </text:list-item>
        <text:list-item>
          <text:p text:style-name="P13"><text:s text:c="8"/>void printPreorder() <text:s/>O(n).</text:p>
        </text:list-item>
        <text:list-item>
          <text:p text:style-name="P13"><text:s text:c="8"/>void printPostorder() O(n).</text:p>
        </text:list-item>
        <text:list-item>
          <text:p text:style-name="P13"><text:s text:c="8"/>void printInorder() <text:s/>O(n).</text:p>
        </text:list-item>
      </text:list>
      <text:p text:style-name="P2"/>
      <text:p text:style-name="P2">Els recorreguts fan una visita a tots els nodes.</text:p>
      <text:p text:style-name="P7">No s'ha creat cap mètode extra, tret del fet que molts mètodes s'han sobrecarregat per tal de fer possible que en les crides recursives la primera és faci directament amb el root sense necessitat que <text:soft-page-break/>l'usuari l'introdueixi específicament (per exemples els recorreguts o el size).</text:p>
      <text:p text:style-name="P5"/>
      <text:p text:style-name="P5"/>
      <text:p text:style-name="P5"/>
      <text:p text:style-name="P20">Exercici 2</text:p>
      <text:p text:style-name="P4"/>
      <text:p text:style-name="P6">Explicació de <text:span text:style-name="T2">l'exe</text:span>rcici: <text:span text:style-name="T2">basant-nos en el TAD creat a l'exercici 2, cal implementar un buscador de paraules (omplir l'arbre de l'exercici anterior amb un conjunt de paraules que s'ordenen alfabèticament). Els textos són donats i l'algorisme del main consisteix en comparar les paraules d'un diccionari amb les trobades en el text (que es troben a l'arbre).</text:span></text:p>
      <text:p text:style-name="P6"/>
      <text:p text:style-name="P8">La classe que implementa les accions que es pot fer amb l'arbre de cerca binària no és template perquè no tindria cap sentit ja que, per definició de l'estructura, busca només paraules.</text:p>
      <text:p text:style-name="P8"><text:s/></text:p>
      <text:p text:style-name="P4"><text:span text:style-name="T3">Per altra banda, hi ha un punt important a afegir, h</text:span>em optat per la representació de les ocurrències mitjançant parells de ints representats a C++ amb el TAD Pair&lt;class E, class N&gt;. D'aquesta manera exprimim al màxim els recursos de C++.</text:p>
      <text:p text:style-name="P4"/>
      <text:p text:style-name="P4"/>
      <text:p text:style-name="P21">Exercici 3</text:p>
      <text:p text:style-name="P8"/>
      <text:p text:style-name="P8">Els mètodes públic que es troben en l'arbre balancejat i l'arbre binari de cerca, són els mateixos, bàsicament no varia la implementació de cap mètode a excepció de <text:span text:style-name="T4">2</text:span>, la inserció <text:span text:style-name="T4">i el height.</text:span> Tot i que el nostre codi estigui modularitzat i el insert pugui semblar igual, s'afegeixen 5 mètodes privat més que seran usats durant la inserció per rebalancejar l'arbre en cas que l'alçada entre el fill dret i esquerre d'un node sigui 2 (o més, encara que no és possibles si es rebalanceja a cada inserció). Aquests mètodes consisteixen en buscar (i en cas que hi hagi trobar) si hi ha o no algun node que calgui rebalancejar, analitzar quin tipus de rebalanceig cal fer i executar-lo. Aquesta modificació fa que l'arbre tingui la mínima alçada possible (sigui complert o quasi complert) però continuï mantenint el seu ordre.</text:p>
      <text:p text:style-name="P8"/>
      <text:p text:style-name="P9">Per altre banda, en el height varia el fet que, en guardar en cada node quina alçada té en l'arbre, només cal agafar l'alçada del root per trobar l'alçada total de l'arbre. Això millora substancialment el rendiment d'aquest mètode</text:p>
      <text:p text:style-name="P8"/>
      <text:p text:style-name="P8">Cost computacional:</text:p>
      <text:p text:style-name="P8"/>
      <text:p text:style-name="P3"/>
      <text:list xml:id="list204132452330904" text:continue-numbering="true" text:style-name="L2">
        <text:list-item>
          <text:p text:style-name="P14"><text:s text:c="8"/>const int size() const – Cost O(n) Recursivament ha de visitar tots els nodes.</text:p>
        </text:list-item>
        <text:list-item>
          <text:p text:style-name="P14"><text:s text:c="8"/>const int height() const – O(<text:span text:style-name="T4">1</text:span>) <text:s/>Re<text:span text:style-name="T4">torna l'alçada guardada en el root</text:span>.</text:p>
        </text:list-item>
        <text:list-item>
          <text:p text:style-name="P14"><text:s text:c="8"/>bool empty() const – O(1) Comprova únicament si existeix arrel.</text:p>
        </text:list-item>
        <text:list-item>
          <text:p text:style-name="P14"><text:s text:c="8"/>const Position&lt;E&gt;* root() const – O(1) Retorna un punter</text:p>
        </text:list-item>
        <text:list-item>
          <text:p text:style-name="P14"><text:s text:c="8"/>void insert (const E&amp; element) – <text:span text:style-name="T3">Sempre </text:span>O(log n) Ja que el arbre <text:span text:style-name="T3">sempre és troba complert o quasi complert (no hi ha arbres com llistes).</text:span></text:p>
        </text:list-item>
        <text:list-item>
          <text:p text:style-name="P14"><text:s text:c="8"/>bool search (const E&amp; element) const – <text:span text:style-name="T3">Sempre </text:span>O(log n) Ja que el arbre <text:span text:style-name="T3">sempre és troba complert o quasi complert (no hi ha arbres com llistes).</text:span></text:p>
        </text:list-item>
        <text:list-item>
          <text:p text:style-name="P14"><text:s text:c="8"/>void printPreorder() <text:s/>O(n).</text:p>
        </text:list-item>
        <text:list-item>
          <text:p text:style-name="P14"><text:s text:c="8"/>void printPostorder() O(n).</text:p>
        </text:list-item>
        <text:list-item>
          <text:p text:style-name="P14"><text:soft-page-break/><text:s text:c="8"/>void printInorder() <text:s/>O(n).</text:p>
        </text:list-item>
      </text:list>
      <text:p text:style-name="P3"/>
      <text:p text:style-name="P3"/>
      <text:p text:style-name="P3"/>
      <text:p text:style-name="P21">Exercici 4:</text:p>
      <text:p text:style-name="P8"/>
      <text:p text:style-name="P8">La implementació d'aquest exercici és pràcticament la mateixa que en l'exercici 2 ja que <text:span text:style-name="T4">els mètodes públics que usa el TAD BSTWordFinder són els mateixos que podrà usar el TAD BalancedTreeWordFinder, per tant, no calrà variar gaire cosa.</text:span></text:p>
      <text:p text:style-name="P8"/>
      <text:p text:style-name="P22">Exercici 5</text:p>
      <text:p text:style-name="P9"/>
      <text:p text:style-name="P9">Hem fet 10 proves de cada cas per obtenir uns resultats el màxim de fiables (les proves es van fer en el mateix ordinador i en execucions del programa diferents). Les proves (tant de cerca com de creació) es fan sobre els dos tipus d'arbre i sobre un el text llarg i el curt donats.</text:p>
      <text:p text:style-name="P9"/>
      <text:p text:style-name="P9">Tests en la cerca:</text:p>
      <text:p text:style-name="P9"><draw:frame draw:style-name="fr1" draw:name="Object1" text:anchor-type="paragraph" svg:x="0.116cm" svg:y="0.176cm" svg:width="11.289cm" svg:height="6.322cm" draw:z-index="0"><draw:object xlink:href="./Object 1" xlink:type="simple" xlink:show="embed" xlink:actuate="onLoad"/><draw:image xlink:href="./ObjectReplacements/Object 1"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Gràfic comparatiu:</text:p>
      <text:p text:style-name="P9"><draw:frame draw:style-name="fr1" draw:name="Object2" text:anchor-type="paragraph" svg:x="0.111cm" svg:y="0.258cm" svg:width="11.236cm" svg:height="7.519cm" draw:z-index="1"><draw:object xlink:href="./Object 2" xlink:type="simple" xlink:show="embed" xlink:actuate="onLoad"/><draw:image xlink:href="./ObjectReplacements/Object 2"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Aquest gràfic mostra com, en textos més llargs el temps computacional de l'arbre AVL tarda una mica menys però, en textos curts el BST va funcionar millor. Cal recordar per a explicar aquest gràfic que el cost teòric dels mètodes en els dos TAD és O(log n) (el mateix), però també cal tenir present que el cost O(log n) en l'arbre BST es dona només en el cas promig, ja que en el pitjor cas es té un cost O(n), això pot haver <text:span text:style-name="T5">influït</text:span> en el fet que la cerca en <text:span text:style-name="T5">textos més llargs sigui pitjor.</text:span></text:p>
      <text:p text:style-name="P9"/>
      <text:p text:style-name="P10">A més, també influeix la posició de la paraula buscada (en tots els casos va ser «such»).</text:p>
      <text:p text:style-name="P10">Test de creació:</text:p>
      <text:p text:style-name="P10"><draw:frame draw:style-name="fr1" draw:name="Object3" text:anchor-type="paragraph" svg:x="0.085cm" svg:y="0.164cm" svg:width="11.289cm" svg:height="6.322cm" draw:z-index="2"><draw:object xlink:href="./Object 3" xlink:type="simple" xlink:show="embed" xlink:actuate="onLoad"/><draw:image xlink:href="./ObjectReplacements/Object 3"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ràfic comparatiu:</text:p>
      <text:p text:style-name="P10"><draw:frame draw:style-name="fr1" draw:name="Object4" text:anchor-type="paragraph" svg:x="0.111cm" svg:y="0.351cm" svg:width="10.927cm" svg:height="8.137cm" draw:z-index="3"><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 simple vista ja es pot veure que la creació és un procés més costós que la cerca. El temps en tots dos casos (comparativament en el gràfic) és molt semblant. Tot i això, és pot veure una petita variació en textos llargs, on el BST triga més atès que, la inserció d'un sol element pot ser major que <text:soft-page-break/>O(log n) (fins O(n)), i en l'AVL sempre és O(log n).</text:p>
      <text:p text:style-name="P10"/>
      <text:p text:style-name="P10">En textos curts és pot donar el procés invers ja que el cost del balanceig (encara que sigui O(1)), pot influir en la inserció (de forma petita però perceptible per textos curts).</text:p>
      <text:p text:style-name="P10"/>
      <text:p text:style-name="P10">El cost teòric del procés de creació de l'arbre (en tots dos casos) és O(nlog n), ja que s'han d'inserir n elements de cost O(log n) cadasc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538e" officeooo:paragraph-rsid="0011538e"/>
    </style:style>
    <style:style style:name="MP2" style:family="paragraph" style:parent-style-name="Footer">
      <style:paragraph-properties fo:text-align="end" style:justify-single-word="false"/>
      <style:text-properties officeooo:rsid="0011538e" officeooo:paragraph-rsid="0011538e"/>
    </style:style>
    <style:style style:name="MT1" style:family="text">
      <style:text-properties fo:font-style="italic" style:font-style-asian="italic" style:font-style-complex="italic"/>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structura de Dades – <text:span text:style-name="MT1">Enginyeria Informàtica</text:span> - <text:span text:style-name="MT2">Universitat de Barcelona</text:span></text:p>
      </style:header>
      <style:footer>
        <text:p text:style-name="MP2"><text:span text:style-name="MT2">Pràctica 2 </text:span>- <text:span text:style-name="MT1">Rubén Ballester Bautista – Oriol Rabasseda Alcaide. Pàgina </text:span><text:span text:style-name="MT1"><text:page-number text:select-page="current">6</text:page-number></text:span><text:span text:style-name="MT1"> de </text:span><text:span text:style-name="MT1"><text:page-count>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3:06:32.649240778</meta:creation-date>
    <dc:date>2016-05-18T20:41:31.168933444</dc:date>
    <meta:editing-duration>PT38M40S</meta:editing-duration>
    <meta:editing-cycles>7</meta:editing-cycles>
    <meta:generator>LibreOffice/5.1.2.2$Linux_X86_64 LibreOffice_project/10m0$Build-2</meta:generator>
    <dc:creator>Rubén Ballester Bautista</dc:creator>
    <meta:document-statistic meta:table-count="0" meta:image-count="0" meta:object-count="4" meta:page-count="6" meta:paragraph-count="66" meta:word-count="1173" meta:character-count="7000" meta:non-whitespace-character-count="57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c5000b" style:text-align-source="fix" style:repeat-content="false" fo:border="0.74pt solid #666666" style:shadow="#808080 0.176cm 0.176cm" style:vertical-align="middle"/>
      <style:paragraph-properties fo:text-align="center"/>
      <style:text-properties style:text-position=""/>
    </style:style>
    <style:style style:name="ce10" style:family="table-cell" style:parent-style-name="Default">
      <style:table-cell-properties fo:background-color="#990000" fo:border="0.74pt solid #666666" style:shadow="#808080 0.176cm 0.176cm"/>
      <style:text-properties style:text-position=""/>
    </style:style>
    <style:style style:name="ce11" style:family="table-cell" style:parent-style-name="Default">
      <style:table-cell-properties fo:background-color="#ff6600" fo:border="0.74pt solid #666666" style:shadow="#808080 0.176cm 0.176cm"/>
      <style:text-properties fo:color="#ffffff" style:text-position=""/>
    </style:style>
    <style:style style:name="ce12" style:family="table-cell" style:parent-style-name="Default">
      <style:table-cell-properties fo:background-color="#ff9900" fo:border="0.74pt solid #666666" style:shadow="#808080 0.176cm 0.176cm"/>
      <style:text-properties style:text-position=""/>
    </style:style>
    <style:style style:name="ce13" style:family="table-cell" style:parent-style-name="Default" style:data-style-name="N60">
      <style:table-cell-properties fo:background-color="#ffcc99" fo:border="0.74pt solid #666666" style:shadow="#808080 0.176cm 0.176cm"/>
      <style:text-properties style:text-position=""/>
    </style:style>
    <style:style style:name="ce2" style:family="table-cell" style:parent-style-name="Default">
      <style:table-cell-properties fo:background-color="#c5000b" fo:border="0.74pt solid #666666" style:shadow="#808080 0.176cm 0.176cm"/>
      <style:text-properties style:text-position=""/>
    </style:style>
    <style:style style:name="ce3" style:family="table-cell" style:parent-style-name="Default">
      <style:table-cell-properties fo:border="0.74pt fine-dashed #666666" style:shadow="#808080 0.176cm 0.176cm"/>
      <style:text-properties style:text-position=""/>
    </style:style>
    <style:style style:name="ce4" style:family="table-cell" style:parent-style-name="Default">
      <style:table-cell-properties fo:border="0.74pt solid #666666" style:shadow="#808080 0.176cm 0.176cm"/>
      <style:text-properties style:text-position=""/>
    </style:style>
    <style:style style:name="ce5" style:family="table-cell" style:parent-style-name="Default">
      <style:table-cell-properties fo:background-color="#3465a4" fo:border="0.74pt solid #666666" style:shadow="#808080 0.176cm 0.176cm"/>
      <style:text-properties fo:color="#ffffff" style:text-position=""/>
    </style:style>
    <style:style style:name="ce6" style:family="table-cell" style:parent-style-name="Default">
      <style:table-cell-properties fo:background-color="#99ccff" fo:border="0.74pt solid #666666" style:shadow="#808080 0.176cm 0.176cm"/>
      <style:text-properties style:text-position=""/>
    </style:style>
    <style:style style:name="ce7" style:family="table-cell" style:parent-style-name="Default" style:data-style-name="N60">
      <style:table-cell-properties fo:border="0.74pt fine-dashed #666666" style:shadow="#808080 0.176cm 0.176cm"/>
      <style:text-properties style:text-position=""/>
    </style:style>
    <style:style style:name="ce8" style:family="table-cell" style:parent-style-name="Default" style:data-style-name="N60">
      <style:table-cell-properties fo:border="0.74pt fine-dashed #666666" style:shadow="#808080 0.176cm 0.176cm"/>
      <style:text-properties style:text-position="" style:font-name="Liberation Sans" style:font-name-asian="Droid Sans Fallback" style:font-name-complex="FreeSans"/>
    </style:style>
    <style:style style:name="ce9" style:family="table-cell" style:parent-style-name="Default" style:data-style-name="N60">
      <style:table-cell-properties fo:background-color="#cfe7f5" fo:border="0.74pt solid #666666" style:shadow="#808080 0.176cm 0.176cm"/>
      <style:text-properties style:text-position=""/>
    </style:style>
    <style:style style:name="ce18" style:family="table-cell" style:parent-style-name="Default">
      <style:table-cell-properties fo:background-color="#c5000b" style:text-align-source="fix" style:repeat-content="false" fo:border="0.74pt solid #666666" style:shadow="#808080 0.176cm 0.176cm" style:vertical-align="middle"/>
      <style:paragraph-properties fo:text-align="center"/>
    </style:style>
    <style:style style:name="ce19" style:family="table-cell" style:parent-style-name="Default">
      <style:table-cell-properties fo:background-color="#c5000b" fo:border="0.74pt solid #666666" style:shadow="#808080 0.176cm 0.176cm"/>
    </style:style>
    <style:style style:name="ce20" style:family="table-cell" style:parent-style-name="Default">
      <style:table-cell-properties fo:border="0.74pt fine-dashed #666666" style:shadow="#808080 0.176cm 0.176cm"/>
    </style:style>
    <style:style style:name="ce21" style:family="table-cell" style:parent-style-name="Default">
      <style:table-cell-properties fo:border="0.74pt solid #666666" style:shadow="#808080 0.176cm 0.176cm"/>
    </style:style>
    <style:style style:name="ce22" style:family="table-cell" style:parent-style-name="Default">
      <style:table-cell-properties fo:background-color="#3465a4" fo:border="0.74pt solid #666666" style:shadow="#808080 0.176cm 0.176cm"/>
      <style:text-properties fo:color="#ffffff"/>
    </style:style>
    <style:style style:name="ce23" style:family="table-cell" style:parent-style-name="Default">
      <style:table-cell-properties fo:background-color="#99ccff" fo:border="0.74pt solid #666666" style:shadow="#808080 0.176cm 0.176cm"/>
    </style:style>
    <style:style style:name="ce24" style:family="table-cell" style:parent-style-name="Default" style:data-style-name="N60">
      <style:table-cell-properties fo:border="0.74pt fine-dashed #666666" style:shadow="#808080 0.176cm 0.176cm"/>
    </style:style>
    <style:style style:name="ce25" style:family="table-cell" style:parent-style-name="Default" style:data-style-name="N60">
      <style:table-cell-properties fo:border="0.74pt fine-dashed #666666" style:shadow="#808080 0.176cm 0.176cm"/>
      <style:text-properties style:font-name="Liberation Sans" style:font-name-asian="Droid Sans Fallback" style:font-name-complex="FreeSans"/>
    </style:style>
    <style:style style:name="ce26" style:family="table-cell" style:parent-style-name="Default" style:data-style-name="N60">
      <style:table-cell-properties fo:background-color="#cfe7f5" fo:border="0.74pt solid #666666" style:shadow="#808080 0.176cm 0.176cm"/>
    </style:style>
    <style:style style:name="ce27" style:family="table-cell" style:parent-style-name="Default">
      <style:table-cell-properties fo:background-color="#990000" fo:border="0.74pt solid #666666" style:shadow="#808080 0.176cm 0.176cm"/>
    </style:style>
    <style:style style:name="ce28" style:family="table-cell" style:parent-style-name="Default">
      <style:table-cell-properties fo:background-color="#ff6600" fo:border="0.74pt solid #666666" style:shadow="#808080 0.176cm 0.176cm"/>
      <style:text-properties fo:color="#ffffff"/>
    </style:style>
    <style:style style:name="ce29" style:family="table-cell" style:parent-style-name="Default">
      <style:table-cell-properties fo:background-color="#ff9900" fo:border="0.74pt solid #666666" style:shadow="#808080 0.176cm 0.176cm"/>
    </style:style>
    <style:style style:name="ce30" style:family="table-cell" style:parent-style-name="Default" style:data-style-name="N60">
      <style:table-cell-properties fo:background-color="#ffcc99" fo:border="0.74pt solid #666666" style:shadow="#808080 0.176cm 0.176cm"/>
    </style:style>
  </office:automatic-styles>
  <office:body>
    <office:spreadsheet>
      <table:table table:name="Cerca" table:style-name="ta1">
        <table:table-column table:style-name="co1" table:default-cell-style-name="ce20"/>
        <table:table-column table:style-name="co1" table:default-cell-style-name="ce25"/>
        <table:table-column table:style-name="co1" table:number-columns-repeated="2" table:default-cell-style-name="ce24"/>
        <table:table-column table:style-name="co1" table:default-cell-style-name="ce25"/>
        <table:table-row table:style-name="ro1">
          <table:table-cell table:style-name="ce18" office:value-type="string" calcext:value-type="string" table:number-columns-spanned="1" table:number-rows-spanned="2">
            <text:p>Cerca</text:p>
          </table:table-cell>
          <table:table-cell table:style-name="ce22" office:value-type="string" calcext:value-type="string" table:number-columns-spanned="2" table:number-rows-spanned="1">
            <text:p>BSTree</text:p>
          </table:table-cell>
          <table:covered-table-cell table:style-name="ce27"/>
          <table:table-cell table:style-name="ce28" office:value-type="string" calcext:value-type="string" table:number-columns-spanned="2" table:number-rows-spanned="1">
            <text:p>AVLTree</text:p>
          </table:table-cell>
          <table:covered-table-cell table:style-name="ce27"/>
        </table:table-row>
        <table:table-row table:style-name="ro1">
          <table:covered-table-cell table:style-name="ce19"/>
          <table:table-cell table:style-name="ce23" office:value-type="string" calcext:value-type="string">
            <text:p>Text Curt</text:p>
          </table:table-cell>
          <table:table-cell table:style-name="ce23" office:value-type="string" calcext:value-type="string">
            <text:p>Text Llarg</text:p>
          </table:table-cell>
          <table:table-cell table:style-name="ce29" office:value-type="string" calcext:value-type="string">
            <text:p>Text Curt</text:p>
          </table:table-cell>
          <table:table-cell table:style-name="ce29" office:value-type="string" calcext:value-type="string">
            <text:p>Text Llarg</text:p>
          </table:table-cell>
        </table:table-row>
        <table:table-row table:style-name="ro1">
          <table:table-cell office:value-type="string" calcext:value-type="string">
            <text:p>Test 1</text:p>
          </table:table-cell>
          <table:table-cell table:style-name="ce24" office:value-type="float" office:value="0.000004" calcext:value-type="float">
            <text:p>4,00E-006</text:p>
          </table:table-cell>
          <table:table-cell table:style-name="ce25" office:value-type="float" office:value="0.000005" calcext:value-type="float">
            <text:p>5,00E-006</text:p>
          </table:table-cell>
          <table:table-cell office:value-type="float" office:value="0.000004" calcext:value-type="float">
            <text:p>4,00E-006</text:p>
          </table:table-cell>
          <table:table-cell office:value-type="float" office:value="0.000005" calcext:value-type="float">
            <text:p>5,00E-006</text:p>
          </table:table-cell>
        </table:table-row>
        <table:table-row table:style-name="ro1">
          <table:table-cell office:value-type="string" calcext:value-type="string">
            <text:p>Test 2</text:p>
          </table:table-cell>
          <table:table-cell table:style-name="ce24" office:value-type="float" office:value="0.000003" calcext:value-type="float">
            <text:p>3,00E-006</text:p>
          </table:table-cell>
          <table:table-cell office:value-type="float" office:value="0.000005" calcext:value-type="float">
            <text:p>5,00E-006</text:p>
          </table:table-cell>
          <table:table-cell table:style-name="ce25" office:value-type="float" office:value="0.000003" calcext:value-type="float">
            <text:p>3,00E-006</text:p>
          </table:table-cell>
          <table:table-cell office:value-type="float" office:value="0.000005" calcext:value-type="float">
            <text:p>5,00E-006</text:p>
          </table:table-cell>
        </table:table-row>
        <table:table-row table:style-name="ro1">
          <table:table-cell office:value-type="string" calcext:value-type="string">
            <text:p>Test 3</text:p>
          </table:table-cell>
          <table:table-cell office:value-type="float" office:value="0.000004" calcext:value-type="float">
            <text:p>4,00E-006</text:p>
          </table:table-cell>
          <table:table-cell office:value-type="float" office:value="0.000005" calcext:value-type="float">
            <text:p>5,00E-006</text:p>
          </table:table-cell>
          <table:table-cell table:style-name="ce25" office:value-type="float" office:value="0.000003" calcext:value-type="float">
            <text:p>3,00E-006</text:p>
          </table:table-cell>
          <table:table-cell office:value-type="float" office:value="0.000004" calcext:value-type="float">
            <text:p>4,00E-006</text:p>
          </table:table-cell>
        </table:table-row>
        <table:table-row table:style-name="ro1">
          <table:table-cell office:value-type="string" calcext:value-type="string">
            <text:p>Test 4</text:p>
          </table:table-cell>
          <table:table-cell office:value-type="float" office:value="0.000003" calcext:value-type="float">
            <text:p>3,00E-006</text:p>
          </table:table-cell>
          <table:table-cell office:value-type="float" office:value="0.000005" calcext:value-type="float">
            <text:p>5,00E-006</text:p>
          </table:table-cell>
          <table:table-cell office:value-type="float" office:value="0.000004" calcext:value-type="float">
            <text:p>4,00E-006</text:p>
          </table:table-cell>
          <table:table-cell table:style-name="ce24" office:value-type="float" office:value="0.000005" calcext:value-type="float">
            <text:p>5,00E-006</text:p>
          </table:table-cell>
        </table:table-row>
        <table:table-row table:style-name="ro1">
          <table:table-cell office:value-type="string" calcext:value-type="string">
            <text:p>Test 5</text:p>
          </table:table-cell>
          <table:table-cell office:value-type="float" office:value="0.000002" calcext:value-type="float">
            <text:p>2,00E-006</text:p>
          </table:table-cell>
          <table:table-cell office:value-type="float" office:value="0.000005" calcext:value-type="float">
            <text:p>5,00E-006</text:p>
          </table:table-cell>
          <table:table-cell office:value-type="float" office:value="0.000004" calcext:value-type="float">
            <text:p>4,00E-006</text:p>
          </table:table-cell>
          <table:table-cell table:style-name="ce24" office:value-type="float" office:value="0.000005" calcext:value-type="float">
            <text:p>5,00E-006</text:p>
          </table:table-cell>
        </table:table-row>
        <table:table-row table:style-name="ro1">
          <table:table-cell office:value-type="string" calcext:value-type="string">
            <text:p>Test 6</text:p>
          </table:table-cell>
          <table:table-cell table:style-name="ce24" office:value-type="float" office:value="0.000003" calcext:value-type="float">
            <text:p>3,00E-006</text:p>
          </table:table-cell>
          <table:table-cell office:value-type="float" office:value="0.000005" calcext:value-type="float">
            <text:p>5,00E-006</text:p>
          </table:table-cell>
          <table:table-cell table:number-columns-repeated="2" office:value-type="float" office:value="0.000004" calcext:value-type="float">
            <text:p>4,00E-006</text:p>
          </table:table-cell>
        </table:table-row>
        <table:table-row table:style-name="ro1">
          <table:table-cell office:value-type="string" calcext:value-type="string">
            <text:p>Test 7</text:p>
          </table:table-cell>
          <table:table-cell table:style-name="ce24" office:value-type="float" office:value="0.000004" calcext:value-type="float">
            <text:p>4,00E-006</text:p>
          </table:table-cell>
          <table:table-cell office:value-type="float" office:value="0.000005" calcext:value-type="float">
            <text:p>5,00E-006</text:p>
          </table:table-cell>
          <table:table-cell table:style-name="ce25" office:value-type="float" office:value="0.000003" calcext:value-type="float">
            <text:p>3,00E-006</text:p>
          </table:table-cell>
          <table:table-cell table:style-name="ce24" office:value-type="float" office:value="0.000005" calcext:value-type="float">
            <text:p>5,00E-006</text:p>
          </table:table-cell>
        </table:table-row>
        <table:table-row table:style-name="ro1">
          <table:table-cell office:value-type="string" calcext:value-type="string">
            <text:p>Test 8</text:p>
          </table:table-cell>
          <table:table-cell office:value-type="float" office:value="0.000003" calcext:value-type="float">
            <text:p>3,00E-006</text:p>
          </table:table-cell>
          <table:table-cell office:value-type="float" office:value="0.000005" calcext:value-type="float">
            <text:p>5,00E-006</text:p>
          </table:table-cell>
          <table:table-cell table:style-name="ce25" office:value-type="float" office:value="0.000004" calcext:value-type="float">
            <text:p>4,00E-006</text:p>
          </table:table-cell>
          <table:table-cell table:style-name="ce24" office:value-type="float" office:value="0.000005" calcext:value-type="float">
            <text:p>5,00E-006</text:p>
          </table:table-cell>
        </table:table-row>
        <table:table-row table:style-name="ro1">
          <table:table-cell office:value-type="string" calcext:value-type="string">
            <text:p>Test 9</text:p>
          </table:table-cell>
          <table:table-cell office:value-type="float" office:value="0.000004" calcext:value-type="float">
            <text:p>4,00E-006</text:p>
          </table:table-cell>
          <table:table-cell office:value-type="float" office:value="0.000005" calcext:value-type="float">
            <text:p>5,00E-006</text:p>
          </table:table-cell>
          <table:table-cell table:number-columns-repeated="2" office:value-type="float" office:value="0.000004" calcext:value-type="float">
            <text:p>4,00E-006</text:p>
          </table:table-cell>
        </table:table-row>
        <table:table-row table:style-name="ro1">
          <table:table-cell office:value-type="string" calcext:value-type="string">
            <text:p>Test 10</text:p>
          </table:table-cell>
          <table:table-cell office:value-type="float" office:value="0.000002" calcext:value-type="float">
            <text:p>2,00E-006</text:p>
          </table:table-cell>
          <table:table-cell table:style-name="ce25" office:value-type="float" office:value="0.000004" calcext:value-type="float">
            <text:p>4,00E-006</text:p>
          </table:table-cell>
          <table:table-cell office:value-type="float" office:value="0.000004" calcext:value-type="float">
            <text:p>4,00E-006</text:p>
          </table:table-cell>
          <table:table-cell table:style-name="ce24" office:value-type="float" office:value="0.000005" calcext:value-type="float">
            <text:p>5,00E-006</text:p>
          </table:table-cell>
        </table:table-row>
        <table:table-row table:style-name="ro1">
          <table:table-cell table:style-name="ce21" table:number-columns-repeated="5"/>
        </table:table-row>
        <table:table-row table:style-name="ro1">
          <table:table-cell table:style-name="ce21" office:value-type="string" calcext:value-type="string">
            <text:p>Resultats</text:p>
          </table:table-cell>
          <table:table-cell table:style-name="ce26" table:formula="of:=AVERAGE([.B3:.B12])" office:value-type="float" office:value="0.0000032" calcext:value-type="float">
            <text:p>3,20E-006</text:p>
          </table:table-cell>
          <table:table-cell table:style-name="ce26" table:formula="of:=AVERAGE([.C3:.C12])" office:value-type="float" office:value="0.0000049" calcext:value-type="float">
            <text:p>4,90E-006</text:p>
          </table:table-cell>
          <table:table-cell table:style-name="ce30" table:formula="of:=AVERAGE([.D3:.D12])" office:value-type="float" office:value="0.0000037" calcext:value-type="float">
            <text:p>3,70E-006</text:p>
          </table:table-cell>
          <table:table-cell table:style-name="ce30" table:formula="of:=AVERAGE([.E3:.E12])" office:value-type="float" office:value="0.0000047" calcext:value-type="float">
            <text:p>4,70E-00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17:07:56.714251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0">
      <number:scientific-number number:decimal-places="2" loext:min-decimal-places="2" number:min-integer-digits="1" number:min-exponent-digits="3"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6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6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6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235cm" svg:height="7.519cm" xlink:href="." xlink:type="simple" chart:class="chart:bar" chart:style-name="ch1">
        <chart:title svg:x="3.47cm" svg:y="0.285cm" chart:style-name="ch2">
          <text:p>Comparativa cerca
de BSTree i AVL Tree</text:p>
        </chart:title>
        <chart:legend chart:legend-position="end" svg:x="9.21cm" svg:y="3.211cm" style:legend-expansion="high" chart:style-name="ch3"/>
        <chart:plot-area chart:style-name="ch4" chart:data-source-has-labels="both" svg:x="1.235cm" svg:y="1.718cm" svg:width="7.751cm" svg:height="5.651cm">
          <chartooo:coordinate-region svg:x="3.153cm" svg:y="1.918cm" svg:width="5.833cm" svg:height="4.804cm"/>
          <chart:axis chart:dimension="x" chart:name="primary-x" chart:style-name="ch5" chartooo:axis-type="auto">
            <chartooo:date-scale/>
            <chart:categories table:cell-range-address="local-table.$B$1:.$C$1"/>
          </chart:axis>
          <chart:axis chart:dimension="y" chart:name="primary-y" chart:style-name="ch6">
            <chart:title svg:x="0.451cm" svg:y="5.262cm" chart:style-name="ch7">
              <text:p>temps (s)</text:p>
            </chart:title>
            <chart:grid chart:style-name="ch8" chart:class="major"/>
          </chart:axis>
          <chart:series chart:style-name="ch9" chart:values-cell-range-address="local-table.$B$2:.$C$2" chart:label-cell-address="local-table.$A$2" chart:class="chart:bar">
            <chart:data-point chart:repeated="2"/>
          </chart:series>
          <chart:series chart:style-name="ch10" chart:values-cell-range-address="local-table.$B$3:.$C$3" chart:label-cell-address="local-table.$A$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xt Curt</text:p>
              </table:table-cell>
              <table:table-cell office:value-type="string">
                <text:p>Text Llarg</text:p>
              </table:table-cell>
            </table:table-row>
          </table:table-header-rows>
          <table:table-rows>
            <table:table-row>
              <table:table-cell office:value-type="string">
                <text:p>BSTree</text:p>
              </table:table-cell>
              <table:table-cell office:value-type="float" office:value="0.0000032">
                <text:p>0.0000032</text:p>
              </table:table-cell>
              <table:table-cell office:value-type="float" office:value="0.0000049">
                <text:p>0.0000049</text:p>
              </table:table-cell>
            </table:table-row>
            <table:table-row>
              <table:table-cell office:value-type="string">
                <text:p>AVLTree</text:p>
              </table:table-cell>
              <table:table-cell office:value-type="float" office:value="0.0000037">
                <text:p>0.0000037</text:p>
              </table:table-cell>
              <table:table-cell office:value-type="float" office:value="0.0000047">
                <text:p>0.00000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c5000b" style:text-align-source="fix" style:repeat-content="false" fo:border="0.74pt solid #000000" style:shadow="#808080 0.176cm 0.176cm" style:vertical-align="middle"/>
      <style:paragraph-properties fo:text-align="center"/>
      <style:text-properties style:text-position=""/>
    </style:style>
    <style:style style:name="ce10" style:family="table-cell" style:parent-style-name="Default">
      <style:table-cell-properties fo:background-color="#ff950e" fo:border="0.74pt solid #000000" style:shadow="#808080 0.176cm 0.176cm"/>
      <style:text-properties style:text-position=""/>
    </style:style>
    <style:style style:name="ce11" style:family="table-cell" style:parent-style-name="Default" style:data-style-name="N60">
      <style:table-cell-properties fo:background-color="#ffcc99" fo:border="0.74pt solid #000000" style:shadow="#808080 0.176cm 0.176cm"/>
      <style:text-properties style:text-position=""/>
    </style:style>
    <style:style style:name="ce2" style:family="table-cell" style:parent-style-name="Default">
      <style:table-cell-properties fo:border="0.74pt solid #000000" style:shadow="#808080 0.176cm 0.176cm"/>
      <style:text-properties style:text-position=""/>
    </style:style>
    <style:style style:name="ce3" style:family="table-cell" style:parent-style-name="Default">
      <style:table-cell-properties fo:border="0.74pt fine-dashed #000000" style:shadow="#808080 0.176cm 0.176cm"/>
      <style:text-properties style:text-position=""/>
    </style:style>
    <style:style style:name="ce4" style:family="table-cell" style:parent-style-name="Default">
      <style:table-cell-properties fo:background-color="#3465a4" fo:border="0.74pt solid #000000" style:shadow="#808080 0.176cm 0.176cm"/>
      <style:text-properties fo:color="#ffffff" style:text-position=""/>
    </style:style>
    <style:style style:name="ce5" style:family="table-cell" style:parent-style-name="Default">
      <style:table-cell-properties fo:background-color="#83caff" fo:border="0.74pt solid #000000" style:shadow="#808080 0.176cm 0.176cm"/>
      <style:text-properties fo:color="#000000" style:text-position=""/>
    </style:style>
    <style:style style:name="ce6" style:family="table-cell" style:parent-style-name="Default" style:data-style-name="N60">
      <style:table-cell-properties fo:border="0.74pt fine-dashed #000000" style:shadow="#808080 0.176cm 0.176cm"/>
      <style:text-properties style:text-position=""/>
    </style:style>
    <style:style style:name="ce7" style:family="table-cell" style:parent-style-name="Default" style:data-style-name="N60">
      <style:table-cell-properties fo:border="0.74pt fine-dashed #000000" style:shadow="#808080 0.176cm 0.176cm"/>
      <style:text-properties style:text-position="" style:font-name="Liberation Sans" style:font-name-asian="Droid Sans Fallback" style:font-name-complex="FreeSans"/>
    </style:style>
    <style:style style:name="ce8" style:family="table-cell" style:parent-style-name="Default" style:data-style-name="N60">
      <style:table-cell-properties fo:background-color="#cfe7f5" fo:border="0.74pt solid #000000" style:shadow="#808080 0.176cm 0.176cm"/>
      <style:text-properties style:text-position=""/>
    </style:style>
    <style:style style:name="ce9" style:family="table-cell" style:parent-style-name="Default">
      <style:table-cell-properties fo:background-color="#ff6600" fo:border="0.74pt solid #000000" style:shadow="#808080 0.176cm 0.176cm"/>
      <style:text-properties fo:color="#ffffff" style:text-position=""/>
    </style:style>
    <style:style style:name="ce14" style:family="table-cell" style:parent-style-name="Default">
      <style:table-cell-properties fo:background-color="#c5000b" style:text-align-source="fix" style:repeat-content="false" fo:border="0.74pt solid #000000" style:shadow="#808080 0.176cm 0.176cm" style:vertical-align="middle"/>
      <style:paragraph-properties fo:text-align="center"/>
    </style:style>
    <style:style style:name="ce15" style:family="table-cell" style:parent-style-name="Default">
      <style:table-cell-properties fo:border="0.74pt solid #000000" style:shadow="#808080 0.176cm 0.176cm"/>
    </style:style>
    <style:style style:name="ce16" style:family="table-cell" style:parent-style-name="Default">
      <style:table-cell-properties fo:border="0.74pt fine-dashed #000000" style:shadow="#808080 0.176cm 0.176cm"/>
    </style:style>
    <style:style style:name="ce17" style:family="table-cell" style:parent-style-name="Default">
      <style:table-cell-properties fo:background-color="#3465a4" fo:border="0.74pt solid #000000" style:shadow="#808080 0.176cm 0.176cm"/>
      <style:text-properties fo:color="#ffffff"/>
    </style:style>
    <style:style style:name="ce18" style:family="table-cell" style:parent-style-name="Default">
      <style:table-cell-properties fo:background-color="#83caff" fo:border="0.74pt solid #000000" style:shadow="#808080 0.176cm 0.176cm"/>
      <style:text-properties fo:color="#000000"/>
    </style:style>
    <style:style style:name="ce19" style:family="table-cell" style:parent-style-name="Default" style:data-style-name="N60">
      <style:table-cell-properties fo:border="0.74pt fine-dashed #000000" style:shadow="#808080 0.176cm 0.176cm"/>
    </style:style>
    <style:style style:name="ce20" style:family="table-cell" style:parent-style-name="Default" style:data-style-name="N60">
      <style:table-cell-properties fo:border="0.74pt fine-dashed #000000" style:shadow="#808080 0.176cm 0.176cm"/>
      <style:text-properties style:font-name="Liberation Sans" style:font-name-asian="Droid Sans Fallback" style:font-name-complex="FreeSans"/>
    </style:style>
    <style:style style:name="ce21" style:family="table-cell" style:parent-style-name="Default" style:data-style-name="N60">
      <style:table-cell-properties fo:background-color="#cfe7f5" fo:border="0.74pt solid #000000" style:shadow="#808080 0.176cm 0.176cm"/>
    </style:style>
    <style:style style:name="ce22" style:family="table-cell" style:parent-style-name="Default">
      <style:table-cell-properties fo:background-color="#ff6600" fo:border="0.74pt solid #000000" style:shadow="#808080 0.176cm 0.176cm"/>
      <style:text-properties fo:color="#ffffff"/>
    </style:style>
    <style:style style:name="ce23" style:family="table-cell" style:parent-style-name="Default">
      <style:table-cell-properties fo:background-color="#ff950e" fo:border="0.74pt solid #000000" style:shadow="#808080 0.176cm 0.176cm"/>
    </style:style>
    <style:style style:name="ce24" style:family="table-cell" style:parent-style-name="Default" style:data-style-name="N60">
      <style:table-cell-properties fo:background-color="#ffcc99" fo:border="0.74pt solid #000000" style:shadow="#808080 0.176cm 0.176cm"/>
    </style:style>
  </office:automatic-styles>
  <office:body>
    <office:spreadsheet>
      <table:table table:name="Creació" table:style-name="ta1">
        <table:table-column table:style-name="co1" table:default-cell-style-name="ce16"/>
        <table:table-column table:style-name="co1" table:number-columns-repeated="2" table:default-cell-style-name="ce20"/>
        <table:table-column table:style-name="co1" table:number-columns-repeated="2" table:default-cell-style-name="ce19"/>
        <table:table-row table:style-name="ro1">
          <table:table-cell table:style-name="ce14" office:value-type="string" calcext:value-type="string" table:number-columns-spanned="1" table:number-rows-spanned="2">
            <text:p>Creació</text:p>
          </table:table-cell>
          <table:table-cell table:style-name="ce17" office:value-type="string" calcext:value-type="string" table:number-columns-spanned="2" table:number-rows-spanned="1">
            <text:p>AVLTree</text:p>
          </table:table-cell>
          <table:covered-table-cell table:style-name="ce15"/>
          <table:table-cell table:style-name="ce22" office:value-type="string" calcext:value-type="string" table:number-columns-spanned="2" table:number-rows-spanned="1">
            <text:p>BSTree</text:p>
          </table:table-cell>
          <table:covered-table-cell table:style-name="ce15"/>
        </table:table-row>
        <table:table-row table:style-name="ro1">
          <table:covered-table-cell table:style-name="ce15"/>
          <table:table-cell table:style-name="ce18" office:value-type="string" calcext:value-type="string">
            <text:p>Text Curt</text:p>
          </table:table-cell>
          <table:table-cell table:style-name="ce18" office:value-type="string" calcext:value-type="string">
            <text:p>Text Llarg</text:p>
          </table:table-cell>
          <table:table-cell table:style-name="ce23" office:value-type="string" calcext:value-type="string">
            <text:p>Text Curt</text:p>
          </table:table-cell>
          <table:table-cell table:style-name="ce23" office:value-type="string" calcext:value-type="string">
            <text:p>Text Llarg</text:p>
          </table:table-cell>
        </table:table-row>
        <table:table-row table:style-name="ro1">
          <table:table-cell office:value-type="string" calcext:value-type="string">
            <text:p>Test 1</text:p>
          </table:table-cell>
          <table:table-cell table:style-name="ce19" office:value-type="float" office:value="0.000693" calcext:value-type="float">
            <text:p>6,93E-004</text:p>
          </table:table-cell>
          <table:table-cell office:value-type="float" office:value="0.341559" calcext:value-type="float">
            <text:p>3,42E-001</text:p>
          </table:table-cell>
          <table:table-cell office:value-type="float" office:value="0.000738" calcext:value-type="float">
            <text:p>7,38E-004</text:p>
          </table:table-cell>
          <table:table-cell office:value-type="float" office:value="0.403042" calcext:value-type="float">
            <text:p>4,03E-001</text:p>
          </table:table-cell>
        </table:table-row>
        <table:table-row table:style-name="ro1">
          <table:table-cell office:value-type="string" calcext:value-type="string">
            <text:p>Test 2</text:p>
          </table:table-cell>
          <table:table-cell table:style-name="ce19" office:value-type="float" office:value="0.000644" calcext:value-type="float">
            <text:p>6,44E-004</text:p>
          </table:table-cell>
          <table:table-cell office:value-type="float" office:value="0.341258" calcext:value-type="float">
            <text:p>3,41E-001</text:p>
          </table:table-cell>
          <table:table-cell table:style-name="ce20" office:value-type="float" office:value="0.000638" calcext:value-type="float">
            <text:p>6,38E-004</text:p>
          </table:table-cell>
          <table:table-cell table:style-name="ce20" office:value-type="float" office:value="0.40541" calcext:value-type="float">
            <text:p>4,05E-001</text:p>
          </table:table-cell>
        </table:table-row>
        <table:table-row table:style-name="ro1">
          <table:table-cell office:value-type="string" calcext:value-type="string">
            <text:p>Test 3</text:p>
          </table:table-cell>
          <table:table-cell office:value-type="float" office:value="0.00065" calcext:value-type="float">
            <text:p>6,50E-004</text:p>
          </table:table-cell>
          <table:table-cell office:value-type="float" office:value="0.339535" calcext:value-type="float">
            <text:p>3,40E-001</text:p>
          </table:table-cell>
          <table:table-cell table:style-name="ce20" office:value-type="float" office:value="0.000683" calcext:value-type="float">
            <text:p>6,83E-004</text:p>
          </table:table-cell>
          <table:table-cell table:style-name="ce20" office:value-type="float" office:value="0.403158" calcext:value-type="float">
            <text:p>4,03E-001</text:p>
          </table:table-cell>
        </table:table-row>
        <table:table-row table:style-name="ro1">
          <table:table-cell office:value-type="string" calcext:value-type="string">
            <text:p>Test 4</text:p>
          </table:table-cell>
          <table:table-cell office:value-type="float" office:value="0.000645" calcext:value-type="float">
            <text:p>6,45E-004</text:p>
          </table:table-cell>
          <table:table-cell table:style-name="ce19" office:value-type="float" office:value="0.338875" calcext:value-type="float">
            <text:p>3,39E-001</text:p>
          </table:table-cell>
          <table:table-cell office:value-type="float" office:value="0.000704" calcext:value-type="float">
            <text:p>7,04E-004</text:p>
          </table:table-cell>
          <table:table-cell office:value-type="float" office:value="0.403861" calcext:value-type="float">
            <text:p>4,04E-001</text:p>
          </table:table-cell>
        </table:table-row>
        <table:table-row table:style-name="ro1">
          <table:table-cell office:value-type="string" calcext:value-type="string">
            <text:p>Test 5</text:p>
          </table:table-cell>
          <table:table-cell office:value-type="float" office:value="0.000745" calcext:value-type="float">
            <text:p>7,45E-004</text:p>
          </table:table-cell>
          <table:table-cell table:style-name="ce19" office:value-type="float" office:value="0.339213" calcext:value-type="float">
            <text:p>3,39E-001</text:p>
          </table:table-cell>
          <table:table-cell office:value-type="float" office:value="0.000695" calcext:value-type="float">
            <text:p>6,95E-004</text:p>
          </table:table-cell>
          <table:table-cell office:value-type="float" office:value="0.404811" calcext:value-type="float">
            <text:p>4,05E-001</text:p>
          </table:table-cell>
        </table:table-row>
        <table:table-row table:style-name="ro1">
          <table:table-cell office:value-type="string" calcext:value-type="string">
            <text:p>Test 6</text:p>
          </table:table-cell>
          <table:table-cell table:style-name="ce19" office:value-type="float" office:value="0.000728" calcext:value-type="float">
            <text:p>7,28E-004</text:p>
          </table:table-cell>
          <table:table-cell office:value-type="float" office:value="0.339841" calcext:value-type="float">
            <text:p>3,40E-001</text:p>
          </table:table-cell>
          <table:table-cell office:value-type="float" office:value="0.000659" calcext:value-type="float">
            <text:p>6,59E-004</text:p>
          </table:table-cell>
          <table:table-cell office:value-type="float" office:value="0.402036" calcext:value-type="float">
            <text:p>4,02E-001</text:p>
          </table:table-cell>
        </table:table-row>
        <table:table-row table:style-name="ro1">
          <table:table-cell office:value-type="string" calcext:value-type="string">
            <text:p>Test 7</text:p>
          </table:table-cell>
          <table:table-cell table:style-name="ce19" office:value-type="float" office:value="0.000664" calcext:value-type="float">
            <text:p>6,64E-004</text:p>
          </table:table-cell>
          <table:table-cell table:style-name="ce19" office:value-type="float" office:value="0.339302" calcext:value-type="float">
            <text:p>3,39E-001</text:p>
          </table:table-cell>
          <table:table-cell table:style-name="ce20" office:value-type="float" office:value="0.000669" calcext:value-type="float">
            <text:p>6,69E-004</text:p>
          </table:table-cell>
          <table:table-cell table:style-name="ce20" office:value-type="float" office:value="0.403684" calcext:value-type="float">
            <text:p>4,04E-001</text:p>
          </table:table-cell>
        </table:table-row>
        <table:table-row table:style-name="ro1">
          <table:table-cell office:value-type="string" calcext:value-type="string">
            <text:p>Test 8</text:p>
          </table:table-cell>
          <table:table-cell office:value-type="float" office:value="0.000775" calcext:value-type="float">
            <text:p>7,75E-004</text:p>
          </table:table-cell>
          <table:table-cell table:style-name="ce19" office:value-type="float" office:value="0.339254" calcext:value-type="float">
            <text:p>3,39E-001</text:p>
          </table:table-cell>
          <table:table-cell table:style-name="ce20" office:value-type="float" office:value="0.000667" calcext:value-type="float">
            <text:p>6,67E-004</text:p>
          </table:table-cell>
          <table:table-cell table:style-name="ce20" office:value-type="float" office:value="0.402779" calcext:value-type="float">
            <text:p>4,03E-001</text:p>
          </table:table-cell>
        </table:table-row>
        <table:table-row table:style-name="ro1">
          <table:table-cell office:value-type="string" calcext:value-type="string">
            <text:p>Test 9</text:p>
          </table:table-cell>
          <table:table-cell office:value-type="float" office:value="0.000673" calcext:value-type="float">
            <text:p>6,73E-004</text:p>
          </table:table-cell>
          <table:table-cell office:value-type="float" office:value="0.340401" calcext:value-type="float">
            <text:p>3,40E-001</text:p>
          </table:table-cell>
          <table:table-cell office:value-type="float" office:value="0.000672" calcext:value-type="float">
            <text:p>6,72E-004</text:p>
          </table:table-cell>
          <table:table-cell office:value-type="float" office:value="0.40288" calcext:value-type="float">
            <text:p>4,03E-001</text:p>
          </table:table-cell>
        </table:table-row>
        <table:table-row table:style-name="ro1">
          <table:table-cell office:value-type="string" calcext:value-type="string">
            <text:p>Test 10</text:p>
          </table:table-cell>
          <table:table-cell office:value-type="float" office:value="0.000669" calcext:value-type="float">
            <text:p>6,69E-004</text:p>
          </table:table-cell>
          <table:table-cell table:style-name="ce19" office:value-type="float" office:value="0.338726" calcext:value-type="float">
            <text:p>3,39E-001</text:p>
          </table:table-cell>
          <table:table-cell office:value-type="float" office:value="0.000634" calcext:value-type="float">
            <text:p>6,34E-004</text:p>
          </table:table-cell>
          <table:table-cell office:value-type="float" office:value="0.405238" calcext:value-type="float">
            <text:p>4,05E-001</text:p>
          </table:table-cell>
        </table:table-row>
        <table:table-row table:style-name="ro1">
          <table:table-cell table:style-name="ce15" table:number-columns-repeated="5"/>
        </table:table-row>
        <table:table-row table:style-name="ro1">
          <table:table-cell table:style-name="ce15" office:value-type="string" calcext:value-type="string">
            <text:p>Resultats</text:p>
          </table:table-cell>
          <table:table-cell table:style-name="ce21" table:formula="of:=AVERAGE([Creació.B3:.B12])" office:value-type="float" office:value="0.0006886" calcext:value-type="float">
            <text:p>6,89E-004</text:p>
          </table:table-cell>
          <table:table-cell table:style-name="ce21" table:formula="of:=AVERAGE([Creació.C3:.C12])" office:value-type="float" office:value="0.3397964" calcext:value-type="float">
            <text:p>3,40E-001</text:p>
          </table:table-cell>
          <table:table-cell table:style-name="ce24" table:formula="of:=AVERAGE([Creació.D3:.D12])" office:value-type="float" office:value="0.0006759" calcext:value-type="float">
            <text:p>6,76E-004</text:p>
          </table:table-cell>
          <table:table-cell table:style-name="ce24" table:formula="of:=AVERAGE([Creació.E3:.E12])" office:value-type="float" office:value="0.4036899" calcext:value-type="float">
            <text:p>4,04E-00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17:16:38.6265555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0">
      <number:scientific-number number:decimal-places="2" loext:min-decimal-places="2" number:min-integer-digits="1" number:min-exponent-digits="3"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60">
      <style:chart-properties chart:display-label="true" chart:logarithmic="true"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0">
      <style:chart-properties chart:link-data-style-to-source="true"/>
      <style:graphic-properties draw:stroke="none" draw:fill-color="#004586"/>
      <style:text-properties fo:font-size="10pt" style:font-size-asian="10pt" style:font-size-complex="10pt"/>
    </style:style>
    <style:style style:name="ch11" style:family="chart" style:data-style-name="N60">
      <style:chart-properties chart:link-data-style-to-source="tru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927cm" svg:height="8.136cm" xlink:href="." xlink:type="simple" chart:class="chart:bar" chart:style-name="ch1">
        <chart:title svg:x="2.178cm" svg:y="0.298cm" chart:style-name="ch2">
          <text:p>Comparativa operación creación</text:p>
        </chart:title>
        <chart:subtitle svg:x="3.58cm" svg:y="1.239cm" chart:style-name="ch3">
          <text:p>de AVLTree y BSTree</text:p>
        </chart:subtitle>
        <chart:legend chart:legend-position="end" svg:x="8.902cm" svg:y="3.52cm" style:legend-expansion="high" chart:style-name="ch4"/>
        <chart:plot-area chart:style-name="ch5" chart:data-source-has-labels="both" svg:x="1.229cm" svg:y="2.084cm" svg:width="7.455cm" svg:height="5.89cm">
          <chartooo:coordinate-region svg:x="3.147cm" svg:y="2.283cm" svg:width="5.537cm" svg:height="5.044cm"/>
          <chart:axis chart:dimension="x" chart:name="primary-x" chart:style-name="ch6" chartooo:axis-type="auto">
            <chartooo:date-scale/>
            <chart:categories table:cell-range-address="local-table.$B$1:.$C$1"/>
          </chart:axis>
          <chart:axis chart:dimension="y" chart:name="primary-y" chart:style-name="ch7">
            <chart:title svg:x="0.451cm" svg:y="7.203cm" chart:style-name="ch8">
              <text:p>Escala logarítmica - temps (s)</text:p>
            </chart:title>
            <chart:grid chart:style-name="ch9" chart:class="major"/>
          </chart:axis>
          <chart:series chart:style-name="ch10" chart:values-cell-range-address="local-table.$B$2:.$C$2" chart:label-cell-address="local-table.$A$2" chart:class="chart:bar">
            <chart:data-point chart:repeated="2"/>
          </chart:series>
          <chart:series chart:style-name="ch11" chart:values-cell-range-address="local-table.$B$3:.$C$3" chart:label-cell-address="local-table.$A$3"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xt Curt</text:p>
              </table:table-cell>
              <table:table-cell office:value-type="string">
                <text:p>Text Llarg</text:p>
              </table:table-cell>
            </table:table-row>
          </table:table-header-rows>
          <table:table-rows>
            <table:table-row>
              <table:table-cell office:value-type="string">
                <text:p>AVLTree</text:p>
              </table:table-cell>
              <table:table-cell office:value-type="float" office:value="0.0006886">
                <text:p>0.0006886</text:p>
              </table:table-cell>
              <table:table-cell office:value-type="float" office:value="0.3397964">
                <text:p>0.3397964</text:p>
              </table:table-cell>
            </table:table-row>
            <table:table-row>
              <table:table-cell office:value-type="string">
                <text:p>BSTree</text:p>
              </table:table-cell>
              <table:table-cell office:value-type="float" office:value="0.0006759">
                <text:p>0.0006759</text:p>
              </table:table-cell>
              <table:table-cell office:value-type="float" office:value="0.4036899">
                <text:p>0.40368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